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monospace1" svg:font-family="monospace, 'Droid Sans Mono', monospace, monospace, 'Droid Sans Fallback'"/>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12a581"/>
    </style:style>
    <style:style style:name="P2" style:family="paragraph" style:parent-style-name="Standard">
      <style:text-properties fo:font-variant="normal" fo:text-transform="none" fo:color="#212121" style:font-name="monospace" fo:font-size="10.5pt" fo:letter-spacing="normal" fo:font-style="normal" fo:font-weight="normal" officeooo:rsid="0012a581" officeooo:paragraph-rsid="001645f3"/>
    </style:style>
    <style:style style:name="P3" style:family="paragraph" style:parent-style-name="Standard">
      <style:text-properties fo:font-variant="normal" fo:text-transform="none" fo:color="#212121" style:font-name="monospace" fo:font-size="10.5pt" fo:letter-spacing="normal" fo:font-style="normal" fo:font-weight="normal" officeooo:rsid="001645f3" officeooo:paragraph-rsid="001645f3"/>
    </style:style>
    <style:style style:name="P4" style:family="paragraph" style:parent-style-name="Standard">
      <style:text-properties fo:font-variant="normal" fo:text-transform="none" fo:color="#212121" style:font-name="monospace" fo:font-size="10.5pt" fo:letter-spacing="normal" fo:font-style="normal" fo:font-weight="normal" officeooo:paragraph-rsid="001645f3"/>
    </style:style>
    <style:style style:name="P5" style:family="paragraph" style:parent-style-name="Standard">
      <style:text-properties fo:font-variant="normal" fo:text-transform="none" fo:color="#212121" style:font-name="monospace" fo:font-size="10.5pt" fo:letter-spacing="normal" fo:font-style="normal" fo:font-weight="normal" officeooo:paragraph-rsid="0017b46c"/>
    </style:style>
    <style:style style:name="P6" style:family="paragraph" style:parent-style-name="Standard">
      <style:text-properties fo:font-variant="normal" fo:text-transform="none" fo:color="#212121" style:font-name="monospace" fo:font-size="10.5pt" fo:letter-spacing="normal" fo:font-style="normal" fo:font-weight="normal" officeooo:paragraph-rsid="0017e1c6"/>
    </style:style>
    <style:style style:name="P7" style:family="paragraph" style:parent-style-name="Standard">
      <style:text-properties fo:font-variant="normal" fo:text-transform="none" fo:color="#212121" style:font-name="monospace" fo:font-size="10.5pt" fo:letter-spacing="normal" fo:font-style="normal" fo:font-weight="normal" officeooo:rsid="0018ef4b" officeooo:paragraph-rsid="0018ef4b"/>
    </style:style>
    <style:style style:name="P8" style:family="paragraph" style:parent-style-name="Standard">
      <style:text-properties fo:font-variant="normal" fo:text-transform="none" fo:color="#212121" style:font-name="monospace" fo:font-size="10.5pt" fo:letter-spacing="normal" fo:font-style="normal" fo:font-weight="normal" officeooo:rsid="0019fe99" officeooo:paragraph-rsid="0019fe99"/>
    </style:style>
    <style:style style:name="P9" style:family="paragraph" style:parent-style-name="Standard">
      <style:text-properties fo:font-variant="normal" fo:text-transform="none" fo:color="#212121" style:font-name="monospace" fo:font-size="10.5pt" fo:letter-spacing="normal" fo:font-style="normal" fo:font-weight="normal" officeooo:rsid="001d134f" officeooo:paragraph-rsid="001d134f" style:font-weight-asian="normal" style:font-weight-complex="normal"/>
    </style:style>
    <style:style style:name="P10" style:family="paragraph" style:parent-style-name="Standard">
      <style:text-properties fo:font-variant="normal" fo:text-transform="none" fo:color="#212121" style:font-name="monospace" fo:font-size="10.5pt" fo:letter-spacing="normal" fo:font-style="normal" fo:font-weight="bold" officeooo:rsid="001a4a75" officeooo:paragraph-rsid="001a4a75" style:font-weight-asian="bold" style:font-weight-complex="bold"/>
    </style:style>
    <style:style style:name="P11" style:family="paragraph" style:parent-style-name="Standard">
      <style:text-properties fo:font-variant="normal" fo:text-transform="none" fo:color="#212121" style:font-name="monospace" fo:font-size="10.5pt" fo:letter-spacing="normal" fo:font-style="normal" fo:font-weight="bold" officeooo:rsid="001d134f" officeooo:paragraph-rsid="001d134f" style:font-weight-asian="bold" style:font-weight-complex="bold"/>
    </style:style>
    <style:style style:name="P12" style:family="paragraph" style:parent-style-name="Standard">
      <style:paragraph-properties style:border-line-width-bottom="0.0118in 0.0118in 0.0118in" fo:padding-left="0in" fo:padding-right="0in" fo:padding-top="0in" fo:padding-bottom="0.0291in" fo:border-left="none" fo:border-right="none" fo:border-top="none" fo:border-bottom="2.55pt double #000000" style:join-border="false"/>
    </style:style>
    <style:style style:name="P13" style:family="paragraph" style:parent-style-name="Preformatted_20_Text">
      <loext:graphic-properties draw:fill="solid" draw:fill-color="#ffffff" draw:opacity="100%"/>
      <style:paragraph-properties fo:margin-left="0in" fo:margin-right="0in" fo:margin-top="0in" fo:margin-bottom="0in" loext:contextual-spacing="false" fo:text-align="start" style:justify-single-word="false" fo:orphans="2" fo:widows="2" fo:text-indent="0in" style:auto-text-indent="false" fo:background-color="#ffffff" fo:padding="0in" fo:border="none"/>
      <style:text-properties fo:font-variant="normal" fo:text-transform="none" fo:color="#000000" style:font-name="monospace" fo:font-size="10.5pt" fo:letter-spacing="normal" fo:font-style="normal" fo:font-weight="normal"/>
    </style:style>
    <style:style style:name="P14" style:family="paragraph" style:parent-style-name="Preformatted_20_Text">
      <loext:graphic-properties draw:fill="solid" draw:fill-color="#ffffff" draw:opacity="100%"/>
      <style:paragraph-properties fo:margin-left="0in" fo:margin-right="0in" fo:margin-top="0in" fo:margin-bottom="0in" loext:contextual-spacing="false" fo:text-align="start" style:justify-single-word="false" fo:orphans="2" fo:widows="2" fo:text-indent="0in" style:auto-text-indent="false" fo:background-color="#ffffff" fo:padding="0in" fo:border="none"/>
    </style:style>
    <style:style style:name="P15" style:family="paragraph" style:parent-style-name="Preformatted_20_Text">
      <loext:graphic-properties draw:fill="solid" draw:fill-color="#ffffff" draw:opacity="100%"/>
      <style:paragraph-properties fo:margin-left="0in" fo:margin-right="0in" fo:margin-top="0in" fo:margin-bottom="0in" loext:contextual-spacing="false" fo:text-align="start" style:justify-single-word="false" fo:orphans="2" fo:widows="2" fo:text-indent="0in" style:auto-text-indent="false" fo:background-color="#ffffff" fo:padding-left="0in" fo:padding-right="0in" fo:padding-top="0in" fo:padding-bottom="0.0291in" fo:border-left="none" fo:border-right="none" fo:border-top="none" fo:border-bottom="0.06pt solid #000000" style:join-border="false"/>
      <style:text-properties fo:font-variant="normal" fo:text-transform="none" fo:color="#000000" style:font-name="monospace" fo:font-size="10.5pt" fo:letter-spacing="normal" fo:font-style="normal" fo:font-weight="normal"/>
    </style:style>
    <style:style style:name="P16"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212121" fo:font-size="10.5pt" fo:letter-spacing="normal" fo:font-style="normal" fo:font-weight="normal"/>
    </style:style>
    <style:style style:name="P17" style:family="paragraph" style:parent-style-name="Preformatted_20_Text">
      <style:paragraph-properties fo:margin-left="0in" fo:margin-right="0in" fo:margin-top="0in" fo:margin-bottom="0in" loext:contextual-spacing="false" fo:orphans="2" fo:widows="2" fo:text-indent="0in" style:auto-text-indent="false"/>
    </style:style>
    <style:style style:name="P18"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style>
    <style:style style:name="P19"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monospace" fo:font-size="10.5pt" fo:letter-spacing="normal" fo:font-style="normal" fo:font-weight="normal"/>
    </style:style>
    <style:style style:name="P20" style:family="paragraph" style:parent-style-name="Preformatted_20_Text">
      <style:paragraph-properties fo:margin-top="0in" fo:margin-bottom="0in" loext:contextual-spacing="false" fo:orphans="2" fo:widows="2"/>
      <style:text-properties fo:font-variant="normal" fo:text-transform="none" fo:color="#212121" fo:font-size="10.5pt" fo:letter-spacing="normal" fo:font-style="normal" fo:font-weight="normal"/>
    </style:style>
    <style:style style:name="P21" style:family="paragraph" style:parent-style-name="Preformatted_20_Text">
      <style:paragraph-properties fo:margin-top="0in" fo:margin-bottom="0in" loext:contextual-spacing="false" fo:orphans="2" fo:widows="2"/>
      <style:text-properties fo:font-variant="normal" fo:text-transform="none" fo:color="#212121" fo:letter-spacing="normal"/>
    </style:style>
    <style:style style:name="P22" style:family="paragraph" style:parent-style-name="Preformatted_20_Text">
      <style:paragraph-properties fo:margin-top="0in" fo:margin-bottom="0in" loext:contextual-spacing="false" fo:orphans="2" fo:widows="2"/>
    </style:style>
    <style:style style:name="P2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12a581" officeooo:paragraph-rsid="0012a581"/>
    </style:style>
    <style:style style:name="P2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variant="normal" fo:text-transform="none" fo:color="#212121" style:font-name="monospace" fo:font-size="10.5pt" fo:letter-spacing="normal" fo:font-style="normal" fo:font-weight="normal" officeooo:rsid="0018ef4b" officeooo:paragraph-rsid="0018ef4b"/>
    </style:style>
    <style:style style:name="P25"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variant="normal" fo:text-transform="none" fo:color="#212121" style:font-name="monospace" fo:font-size="10.5pt" fo:letter-spacing="normal" fo:font-style="normal" fo:font-weight="normal" officeooo:rsid="001d134f" officeooo:paragraph-rsid="001d134f" style:font-weight-asian="normal" style:font-weight-complex="normal"/>
    </style:style>
    <style:style style:name="P26" style:family="paragraph" style:parent-style-name="Preformatted_20_Text">
      <style:text-properties fo:font-variant="normal" fo:text-transform="none" fo:color="#000000" style:font-name="monospace" fo:font-size="10.5pt" fo:letter-spacing="normal" fo:font-style="normal" fo:font-weight="normal" officeooo:rsid="0019fe99" officeooo:paragraph-rsid="0019fe99"/>
    </style:style>
    <style:style style:name="P27" style:family="paragraph" style:parent-style-name="Preformatted_20_Text">
      <style:text-properties fo:font-variant="normal" fo:text-transform="none" fo:color="#000000" style:font-name="monospace" fo:font-size="10.5pt" fo:letter-spacing="normal" fo:font-style="normal" fo:font-weight="normal" officeooo:rsid="001d134f" officeooo:paragraph-rsid="001d134f" style:font-weight-asian="normal" style:font-weight-complex="normal"/>
    </style:style>
    <style:style style:name="P28" style:family="paragraph" style:parent-style-name="Preformatted_20_Text">
      <style:text-properties fo:font-variant="normal" fo:text-transform="none" fo:color="#000000" style:font-name="monospace" fo:font-size="10.5pt" fo:letter-spacing="normal" fo:font-style="normal" fo:font-weight="normal" officeooo:paragraph-rsid="001d134f"/>
    </style:style>
    <style:style style:name="P29" style:family="paragraph" style:parent-style-name="Preformatted_20_Text">
      <style:text-properties fo:font-variant="normal" fo:text-transform="none" fo:color="#212121" style:font-name="monospace" fo:font-size="10.5pt" fo:letter-spacing="normal" fo:font-style="normal" fo:font-weight="normal" officeooo:rsid="001d134f" officeooo:paragraph-rsid="001d134f" style:font-weight-asian="normal" style:font-weight-complex="normal"/>
    </style:style>
    <style:style style:name="P30" style:family="paragraph" style:parent-style-name="Standard">
      <style:paragraph-properties style:line-height-at-least="0.198in"/>
      <style:text-properties fo:color="#a31515" style:font-name="monospace1" fo:font-size="10.5pt" fo:font-weight="bold" fo:background-color="#fffffe" style:font-weight-asian="bold" style:font-weight-complex="bold"/>
    </style:style>
    <style:style style:name="P31" style:family="paragraph" style:parent-style-name="Standard">
      <style:paragraph-properties style:line-height-at-least="0.198in"/>
      <style:text-properties fo:font-variant="normal" fo:text-transform="none" fo:color="#212121" style:font-name="monospace" fo:font-size="10.5pt" fo:letter-spacing="normal" fo:font-style="normal" fo:font-weight="normal" fo:background-color="#fffffe" style:font-weight-asian="bold" style:font-weight-complex="bold"/>
    </style:style>
    <style:style style:name="P32" style:family="paragraph" style:parent-style-name="Standard">
      <style:paragraph-properties style:line-height-at-least="0.198in"/>
      <style:text-properties fo:font-variant="normal" fo:text-transform="none" fo:color="#212121" style:font-name="monospace" fo:font-size="10.5pt" fo:letter-spacing="normal" fo:font-style="normal" fo:font-weight="normal" officeooo:paragraph-rsid="002f6bcd" style:font-weight-asian="bold" style:font-weight-complex="bold"/>
    </style:style>
    <style:style style:name="P33" style:family="paragraph" style:parent-style-name="Standard">
      <style:paragraph-properties style:line-height-at-least="0.198in"/>
      <style:text-properties fo:font-variant="normal" fo:text-transform="none" fo:color="#212121" style:font-name="monospace" fo:font-size="10.5pt" fo:letter-spacing="normal" fo:font-style="normal" fo:font-weight="normal" officeooo:paragraph-rsid="0030e944" style:font-weight-asian="bold" style:font-weight-complex="bold"/>
    </style:style>
    <style:style style:name="P34" style:family="paragraph" style:parent-style-name="Standard">
      <style:paragraph-properties style:line-height-at-least="0.198in"/>
      <style:text-properties fo:font-variant="normal" fo:text-transform="none" fo:color="#212121" style:font-name="monospace" fo:font-size="10.5pt" fo:letter-spacing="normal" fo:font-style="normal" fo:font-weight="normal" officeooo:paragraph-rsid="0032b316" style:font-weight-asian="bold" style:font-weight-complex="bold"/>
    </style:style>
    <style:style style:name="P35" style:family="paragraph" style:parent-style-name="Standard">
      <style:paragraph-properties style:line-height-at-least="0.198in"/>
      <style:text-properties fo:font-variant="normal" fo:text-transform="none" fo:color="#212121" style:font-name="monospace" fo:font-size="10.5pt" fo:letter-spacing="normal" fo:font-style="normal" fo:font-weight="bold" officeooo:paragraph-rsid="0032b316" style:font-weight-asian="bold" style:font-weight-complex="bold"/>
    </style:style>
    <style:style style:name="P36" style:family="paragraph" style:parent-style-name="Text_20_body">
      <style:text-properties fo:font-weight="bold" style:font-weight-asian="bold" style:font-weight-complex="bold"/>
    </style:style>
    <style:style style:name="P37" style:family="paragraph" style:parent-style-name="Text_20_body">
      <style:text-properties fo:font-variant="normal" fo:text-transform="none" fo:color="#212121" style:font-name="monospace" fo:font-size="10.5pt" fo:letter-spacing="normal" fo:font-style="normal" fo:font-weight="normal" officeooo:paragraph-rsid="002f6bcd" style:font-weight-asian="bold" style:font-weight-complex="bold"/>
    </style:style>
    <style:style style:name="P38" style:family="paragraph" style:parent-style-name="Preformatted_20_Text">
      <style:paragraph-properties fo:margin-top="0in" fo:margin-bottom="0in" loext:contextual-spacing="false" fo:orphans="2" fo:widows="2"/>
      <style:text-properties fo:font-variant="normal" fo:text-transform="none" fo:color="#212121" fo:font-size="10.5pt" fo:letter-spacing="normal" fo:font-style="normal" fo:font-weight="normal"/>
    </style:style>
    <style:style style:name="P39" style:family="paragraph" style:parent-style-name="Preformatted_20_Text">
      <style:paragraph-properties fo:margin-top="0in" fo:margin-bottom="0in" loext:contextual-spacing="false" fo:orphans="2" fo:widows="2"/>
      <style:text-properties fo:font-variant="normal" fo:text-transform="none" fo:color="#212121" fo:font-size="10.5pt" fo:letter-spacing="normal" fo:font-style="normal" fo:font-weight="normal" officeooo:rsid="00280331" officeooo:paragraph-rsid="00280331"/>
    </style:style>
    <style:style style:name="P40" style:family="paragraph" style:parent-style-name="Preformatted_20_Text">
      <style:paragraph-properties fo:margin-top="0in" fo:margin-bottom="0in" loext:contextual-spacing="false" fo:orphans="2" fo:widows="2"/>
      <style:text-properties fo:font-variant="normal" fo:text-transform="none" fo:color="#212121" fo:font-size="10.5pt" fo:letter-spacing="normal" fo:font-style="normal" fo:font-weight="bold" style:font-weight-asian="bold" style:font-weight-complex="bold"/>
    </style:style>
    <style:style style:name="P41" style:family="paragraph" style:parent-style-name="Preformatted_20_Text">
      <style:paragraph-properties fo:margin-top="0in" fo:margin-bottom="0in" loext:contextual-spacing="false" fo:orphans="2" fo:widows="2"/>
      <style:text-properties fo:font-variant="normal" fo:text-transform="none" fo:color="#212121" fo:letter-spacing="normal"/>
    </style:style>
    <style:style style:name="P42" style:family="paragraph" style:parent-style-name="Preformatted_20_Text">
      <style:paragraph-properties fo:margin-top="0in" fo:margin-bottom="0in" loext:contextual-spacing="false" fo:orphans="2" fo:widows="2"/>
    </style:style>
    <style:style style:name="P43" style:family="paragraph" style:parent-style-name="Preformatted_20_Text">
      <style:paragraph-properties fo:margin-top="0in" fo:margin-bottom="0in" loext:contextual-spacing="false" fo:orphans="2" fo:widows="2"/>
      <style:text-properties fo:font-weight="bold" style:font-weight-asian="bold" style:font-weight-complex="bold"/>
    </style:style>
    <style:style style:name="P44" style:family="paragraph" style:parent-style-name="Preformatted_20_Text">
      <style:paragraph-properties fo:margin-top="0in" fo:margin-bottom="0in" loext:contextual-spacing="false" fo:orphans="2" fo:widows="2" fo:padding-left="0in" fo:padding-right="0in" fo:padding-top="0in" fo:padding-bottom="0.0291in" fo:border-left="none" fo:border-right="none" fo:border-top="none" fo:border-bottom="0.06pt solid #000000" style:join-border="false"/>
      <style:text-properties fo:font-variant="normal" fo:text-transform="none" fo:color="#212121" fo:font-size="10.5pt" fo:letter-spacing="normal" fo:font-style="normal" fo:font-weight="normal"/>
    </style:style>
    <style:style style:name="P45" style:family="paragraph" style:parent-style-name="Preformatted_20_Text">
      <style:paragraph-properties style:line-height-at-least="0.198in"/>
      <style:text-properties fo:font-variant="normal" fo:text-transform="none" fo:color="#212121" style:font-name="monospace1" fo:font-size="10.5pt" fo:letter-spacing="normal" fo:font-style="normal" fo:font-weight="normal" fo:background-color="#fffffe" style:font-weight-asian="bold" style:font-weight-complex="bold"/>
    </style:style>
    <style:style style:name="P46"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212121" fo:font-size="10.5pt" fo:letter-spacing="normal" fo:font-style="normal" fo:font-weight="normal"/>
    </style:style>
    <style:style style:name="P47" style:family="paragraph" style:parent-style-name="Preformatted_20_Text">
      <style:paragraph-properties fo:margin-left="0in" fo:margin-right="0in" fo:margin-top="0in" fo:margin-bottom="0in" loext:contextual-spacing="false" fo:orphans="2" fo:widows="2" fo:text-indent="0in" style:auto-text-indent="false"/>
    </style:style>
    <style:style style:name="T1" style:family="text">
      <style:text-properties officeooo:rsid="0012a581"/>
    </style:style>
    <style:style style:name="T2" style:family="text">
      <style:text-properties fo:font-variant="normal" fo:text-transform="none" fo:color="#000000" style:font-name="monospace" fo:font-size="10.5pt" fo:letter-spacing="normal" fo:font-style="normal" fo:font-weight="normal"/>
    </style:style>
    <style:style style:name="T3" style:family="text">
      <style:text-properties fo:font-variant="normal" fo:text-transform="none" fo:color="#212121" fo:font-size="10.5pt" fo:letter-spacing="normal" fo:font-style="normal" fo:font-weight="normal"/>
    </style:style>
    <style:style style:name="T4" style:family="text">
      <style:text-properties officeooo:rsid="001645f3"/>
    </style:style>
    <style:style style:name="T5" style:family="text">
      <style:text-properties officeooo:rsid="0017b46c"/>
    </style:style>
    <style:style style:name="T6" style:family="text">
      <style:text-properties officeooo:rsid="0017e1c6"/>
    </style:style>
    <style:style style:name="T7" style:family="text">
      <style:text-properties officeooo:rsid="001b9468"/>
    </style:style>
    <style:style style:name="T8" style:family="text">
      <style:text-properties officeooo:rsid="001f0e78"/>
    </style:style>
    <style:style style:name="T9" style:family="text">
      <style:text-properties fo:font-size="10.5pt" fo:font-style="normal" fo:font-weight="normal"/>
    </style:style>
    <style:style style:name="T10" style:family="text">
      <style:text-properties officeooo:rsid="002f6bcd"/>
    </style:style>
    <style:style style:name="T11" style:family="text">
      <style:text-properties fo:background-color="#fffffe"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otal retrieval time: 371.045 s</text:p>
      <text:p text:style-name="Standard"/>
      <text:p text:style-name="Standard">#####################</text:p>
      <text:p text:style-name="Standard">MRR @10: 0.3104752234828942</text:p>
      <text:p text:style-name="P12">QueriesRanked: 6648</text:p>
      <text:p text:style-name="Standard"/>
      <text:p text:style-name="P13">MRR@1000: 0.3203503792184286</text:p>
      <text:p text:style-name="P13"/>
      <text:p text:style-name="P13">Average nDCG@10 for 6648 queries: 0.36504981770986045</text:p>
      <text:p text:style-name="P18"/>
      <text:p text:style-name="P19">0.3104752234828942</text:p>
      <text:p text:style-name="P13">0.23901925391095066</text:p>
      <text:p text:style-name="P15"/>
      <text:p text:style-name="P14"/>
      <text:p text:style-name="Standard"/>
      <text:p text:style-name="Standard">Total 57,638 documents indexed in 00:00:14</text:p>
      <text:p text:style-name="Standard">Total retrieval time: 349.041 s</text:p>
      <text:p text:style-name="Standard"/>
      <text:p text:style-name="Standard">MRR @10: 0.3092924474242155</text:p>
      <text:p text:style-name="Standard">QueriesRanked: 6648</text:p>
      <text:p text:style-name="Standard"/>
      <text:p text:style-name="P13">Average nDCG@10 for 6648 queries: 0.3638862156147449</text:p>
      <text:p text:style-name="P18"/>
      <text:p text:style-name="P19"><text:span text:style-name="T1">MRR <text:tab/></text:span>0.3092924474242155</text:p>
      <text:p text:style-name="P1"><text:span text:style-name="T1">Precision: </text:span><text:span text:style-name="T2">0.2378158844765343</text:span></text:p>
      <text:p text:style-name="P23"/>
      <text:p text:style-name="P2"><text:s/></text:p>
      <text:p text:style-name="P2"><text:span text:style-name="T4">Average answer len: </text:span>135.79784722222223</text:p>
      <text:p text:style-name="P4"><text:span text:style-name="T4">Average question len: </text:span>10.971119133574007</text:p>
      <text:p text:style-name="P3"/>
      <text:p text:style-name="P4"><text:span text:style-name="T4">total ans: </text:span>57600</text:p>
      <text:p text:style-name="P4"/>
      <text:p text:style-name="P5">Answer vocab size: 84909 </text:p>
      <text:p text:style-name="P5"/>
      <text:p text:style-name="P5"><text:span text:style-name="T5">Total vocab size: </text:span>85034 </text:p>
      <text:p text:style-name="P5"/>
      <text:p text:style-name="P5">Question vocab size: 125</text:p>
      <text:p text:style-name="P5"/>
      <text:p text:style-name="P6"><text:span text:style-name="T6">Processed total vocab size: </text:span>28240</text:p>
      <text:p text:style-name="P6"/>
      <text:p text:style-name="P7">Top-30 most common words:</text:p>
      <text:p text:style-name="P7"/>
      <text:p text:style-name="P7">[('the', 371203), ('to', 233559), ('a', 201620), ('you', 166702), ('and', 163066), ('of', 157574), ('is', 129894), ('in', 120019), ('that', 111416), ('for', 89366), ('it', 83822), ('i', 74100), ('your', 68153), ('are', 67255), ('if', 60689), ('be', 59266), ('on', 58382), ('have', 55754), ('as', 50088), ('this', 49868), ('not', 49227), ('or', 46080), ('with', 45894), ('they', 44485), ('but', 41690), ('can', 38863), ('will', 36865), ('at', 35548), ('an', 31392), ('money', 31003)]</text:p>
      <text:p text:style-name="P24"/>
      <text:p text:style-name="P7"/>
      <text:p text:style-name="P8">Feb 1, 2019</text:p>
      <text:p text:style-name="P8"/>
      <text:p text:style-name="P10">BM25-<text:span text:style-name="T7">train</text:span>:</text:p>
      <text:p text:style-name="P26">Average nDCG@10 for 6648 queries: 0.36420996870021455</text:p>
      <text:p text:style-name="P18"/>
      <text:p text:style-name="P19"><text:soft-page-break/>MRR@10 for 6648 queries: 0.26386554972971904</text:p>
      <text:p text:style-name="P18"/>
      <text:p text:style-name="P19">Average Precision@1: 0.23631884568009853</text:p>
      <text:p text:style-name="P8"/>
      <text:p text:style-name="P11">BM25-Test 500</text:p>
      <text:p text:style-name="P11"/>
      <text:p text:style-name="P28">Average nDCG@10 for 333 queries: 0.36634063398889405</text:p>
      <text:p text:style-name="P18"/>
      <text:p text:style-name="P19">MRR@10 for 333 queries: 0.31121597788264455</text:p>
      <text:p text:style-name="P18"/>
      <text:p text:style-name="P19">Average Precision@1: 0.23723723723723725</text:p>
      <text:p text:style-name="P9"/>
      <text:p text:style-name="P27"><text:span text:style-name="T8">N</text:span>umber of candidate passage that don't contain any relevant passages: 50</text:p>
      <text:p text:style-name="P25"/>
      <text:p text:style-name="P9"/>
      <text:p text:style-name="P29">100%|██████████| 1109/1109 [01:27&lt;00:00, 12.64it/s]</text:p>
      <text:p text:style-name="P20">100%|██████████| 124/124 [00:06&lt;00:00, 20.61it/s]</text:p>
      <text:p text:style-name="P17"/>
      <text:p text:style-name="P21"><text:s/><text:span text:style-name="T9">Epoch 1:</text:span></text:p>
      <text:p text:style-name="P21"><text:s text:c="9"/><text:span text:style-name="T9">Train Loss: 0.057</text:span></text:p>
      <text:p text:style-name="P21"><text:s text:c="9"/><text:span text:style-name="T9">Validation Loss: 0.08</text:span></text:p>
      <text:p text:style-name="P22"/>
      <text:p text:style-name="P16">100%|██████████| 1109/1109 [01:28&lt;00:00, 12.55it/s]</text:p>
      <text:p text:style-name="P20">100%|██████████| 124/124 [00:05&lt;00:00, 21.03it/s]</text:p>
      <text:p text:style-name="P17"/>
      <text:p text:style-name="P21"><text:s/><text:span text:style-name="T9">Epoch 2:</text:span></text:p>
      <text:p text:style-name="P21"><text:s text:c="9"/><text:span text:style-name="T9">Train Loss: 0.015</text:span></text:p>
      <text:p text:style-name="P21"><text:s text:c="9"/><text:span text:style-name="T9">Validation Loss: 0.074</text:span></text:p>
      <text:p text:style-name="Text_20_body"><text:line-break/><text:span text:style-name="T3">100%|██████████| 330/330 [33:06&lt;00:00, <text:s/>6.05s/it]</text:span></text:p>
      <text:p text:style-name="P17"/>
      <text:p text:style-name="P20">Average nDCG@10 for 330 queries: 0.035615225767634026</text:p>
      <text:p text:style-name="P22"/>
      <text:p text:style-name="P20">MRR@10 for 330 queries: 0.02296343963010629</text:p>
      <text:p text:style-name="P22"/>
      <text:p text:style-name="P20">Average Precision@1: 0.012121212121212121</text:p>
      <text:p text:style-name="P44"/>
      <text:p text:style-name="P20"/>
      <text:p text:style-name="P20">100%|██████████| 2217/2217 [02:55&lt;00:00, 12.61it/s]</text:p>
      <text:p text:style-name="P20">100%|██████████| 247/247 [00:12&lt;00:00, 20.40it/s]</text:p>
      <text:p text:style-name="P17"/>
      <text:p text:style-name="P21"><text:s/><text:span text:style-name="T9">Epoch 1:</text:span></text:p>
      <text:p text:style-name="P21"><text:s text:c="9"/><text:span text:style-name="T9">Train Loss: 0.048</text:span></text:p>
      <text:p text:style-name="P21"><text:s text:c="9"/><text:span text:style-name="T9">Validation Loss: 0.129</text:span></text:p>
      <text:p text:style-name="P22"/>
      <text:p text:style-name="P16">100%|██████████| 2217/2217 [02:56&lt;00:00, 12.53it/s]</text:p>
      <text:p text:style-name="P20">100%|██████████| 247/247 [00:12&lt;00:00, 20.58it/s]</text:p>
      <text:p text:style-name="P17"/>
      <text:p text:style-name="P21"><text:s/><text:span text:style-name="T9">Epoch 2:</text:span></text:p>
      <text:p text:style-name="P21"><text:s text:c="9"/><text:span text:style-name="T9">Train Loss: 0.017</text:span></text:p>
      <text:p text:style-name="P21"><text:s text:c="9"/><text:span text:style-name="T9">Validation Loss: 0.098</text:span></text:p>
      <text:p text:style-name="P44"/>
      <text:p text:style-name="P20"/>
      <text:p text:style-name="P20">100%|██████████| 330/330 [27:28&lt;00:00, <text:s/>4.91s/it]</text:p>
      <text:p text:style-name="P17"/>
      <text:p text:style-name="P20">Average nDCG@10 for 330 queries: 0.05319836544879408</text:p>
      <text:p text:style-name="P22"/>
      <text:p text:style-name="P20">MRR@10 for 330 queries: 0.02898374565041231</text:p>
      <text:p text:style-name="P22"/>
      <text:p text:style-name="P20"><text:soft-page-break/>Average Precision@1: 0.00909090909090909</text:p>
      <text:p text:style-name="P44"/>
      <text:p text:style-name="P20"/>
      <text:p text:style-name="P39">2.3.2019</text:p>
      <text:p text:style-name="P39"/>
      <text:p text:style-name="P39">100%|██████████| 4433/4433 [03:47&lt;00:00, 19.16it/s]</text:p>
      <text:p text:style-name="P20">100%|██████████| 494/494 [00:11&lt;00:00, 42.42it/s]</text:p>
      <text:p text:style-name="P17"/>
      <text:p text:style-name="P21"><text:s/><text:span text:style-name="T9">Epoch 1:</text:span></text:p>
      <text:p text:style-name="P21"><text:s text:c="9"/><text:span text:style-name="T9">Train Loss: 0.109</text:span></text:p>
      <text:p text:style-name="P21"><text:s text:c="9"/><text:span text:style-name="T9">Validation Loss: 0.379</text:span></text:p>
      <text:p text:style-name="P22"/>
      <text:p text:style-name="P16">100%|██████████| 4433/4433 [03:48&lt;00:00, 19.42it/s]</text:p>
      <text:p text:style-name="P20">100%|██████████| 494/494 [00:11&lt;00:00, 42.46it/s]</text:p>
      <text:p text:style-name="P17"/>
      <text:p text:style-name="P21"><text:s/><text:span text:style-name="T9">Epoch 2:</text:span></text:p>
      <text:p text:style-name="P21"><text:s text:c="9"/><text:span text:style-name="T9">Train Loss: 0.042</text:span></text:p>
      <text:p text:style-name="P21"><text:s text:c="9"/><text:span text:style-name="T9">Validation Loss: 0.415</text:span></text:p>
      <text:p text:style-name="P39"/>
      <text:p text:style-name="P39">100%|██████████| 330/330 [27:37&lt;00:00, <text:s/>5.00s/it]</text:p>
      <text:p text:style-name="P17"/>
      <text:p text:style-name="P20">Average nDCG@10 for 330 queries: 0.04337930115861722</text:p>
      <text:p text:style-name="P22"/>
      <text:p text:style-name="P20">MRR@10 for 330 queries: 0.0243648410315077</text:p>
      <text:p text:style-name="P22"/>
      <text:p text:style-name="P20">Average Precision@1: 0.00909090909090909</text:p>
      <text:p text:style-name="P39"/>
      <text:p text:style-name="P39">100%|██████████| 4433/4433 [03:44&lt;00:00, 19.71it/s]</text:p>
      <text:p text:style-name="P20">100%|██████████| 494/494 [00:11&lt;00:00, 41.24it/s]</text:p>
      <text:p text:style-name="P17"/>
      <text:p text:style-name="P21"><text:s/><text:span text:style-name="T9">Epoch 1:</text:span></text:p>
      <text:p text:style-name="P21"><text:s text:c="9"/><text:span text:style-name="T9">Train Loss: 0.075</text:span></text:p>
      <text:p text:style-name="P21"><text:s text:c="9"/><text:span text:style-name="T9">Validation Loss: 0.39</text:span></text:p>
      <text:p text:style-name="P22"/>
      <text:p text:style-name="P16">100%|██████████| 4433/4433 [03:46&lt;00:00, 19.39it/s]</text:p>
      <text:p text:style-name="P20">100%|██████████| 494/494 [00:12&lt;00:00, 39.92it/s]</text:p>
      <text:p text:style-name="P17"/>
      <text:p text:style-name="P21"><text:s/><text:span text:style-name="T9">Epoch 2:</text:span></text:p>
      <text:p text:style-name="P21"><text:s text:c="9"/><text:span text:style-name="T9">Train Loss: 0.06</text:span></text:p>
      <text:p text:style-name="P21"><text:s text:c="9"/><text:span text:style-name="T9">Validation Loss: 0.391</text:span></text:p>
      <text:p text:style-name="P22"/>
      <text:p text:style-name="P16">100%|██████████| 4433/4433 [03:45&lt;00:00, 19.67it/s]</text:p>
      <text:p text:style-name="P20">100%|██████████| 494/494 [00:12&lt;00:00, 40.60it/s]</text:p>
      <text:p text:style-name="P17"/>
      <text:p text:style-name="P21"><text:s/><text:span text:style-name="T9">Epoch 3:</text:span></text:p>
      <text:p text:style-name="P21"><text:s text:c="9"/><text:span text:style-name="T9">Train Loss: 0.035</text:span></text:p>
      <text:p text:style-name="P21"><text:s text:c="9"/><text:span text:style-name="T9">Validation Loss: 0.39</text:span></text:p>
      <text:p text:style-name="Text_20_body"><text:line-break/><text:span text:style-name="T3">100%|██████████| 330/330 [27:19&lt;00:00, <text:s/>4.82s/it]</text:span></text:p>
      <text:p text:style-name="P17"/>
      <text:p text:style-name="P40">Average nDCG@10 for 330 queries: 0.07114468673398837</text:p>
      <text:p text:style-name="P43"/>
      <text:p text:style-name="P40">MRR@10 for 330 queries: 0.04478049478049477</text:p>
      <text:p text:style-name="P43"/>
      <text:p text:style-name="P40">Average Precision@1: 0.021212121212121213</text:p>
      <text:p text:style-name="P36"/>
      <text:p text:style-name="P30">20200203_103058_model-eu.pt</text:p>
      <text:p text:style-name="P30"/>
      <text:p text:style-name="P45">100%|██████████| 330/330 [28:12&lt;00:00, <text:s/>5.10s/it]</text:p>
      <text:p text:style-name="P17"><text:soft-page-break/></text:p>
      <text:p text:style-name="P20">Average nDCG@10 for 330 queries: 0.04858448433124229</text:p>
      <text:p text:style-name="P22"/>
      <text:p text:style-name="P20">MRR@10 for 330 queries: 0.029186329186329185</text:p>
      <text:p text:style-name="P22"/>
      <text:p text:style-name="P20">Average Precision@1: 0.012121212121212121</text:p>
      <text:p text:style-name="P30"/>
      <text:p text:style-name="P35"><text:span text:style-name="T11">can i deduct my individual health insurance premium in tax </text:span></text:p>
      <text:p text:style-name="P35"><text:span text:style-name="T11"/></text:p>
      <text:p text:style-name="P34"><text:span text:style-name="T11">yes you can see the instructions for line 29 of form 1040 self employed health insurance premiums are an above the line deduction </text:span></text:p>
      <text:p text:style-name="P34"><text:span text:style-name="T11"/></text:p>
      <text:p text:style-name="P34"><text:span text:style-name="T11">now i have kept this money and after interval of 6 month or year whenever the usd price go up i do exchange with indian currency and deposit in my account now do i have to pay tax on this money no you are not required to pay any tax as the income was accrued when your were nri for tax purposes the foreign currency upto usd 2000 can be held by an individual without any time limit ie you can convert then whenever you want there is nothing that needs to be declared in tax returns </text:span></text:p>
      <text:p text:style-name="P34"><text:span text:style-name="T11"/></text:p>
      <text:p text:style-name="P34"><text:span text:style-name="T11">the basic idea is that the average person cant deduct health care costs unless theyre really onerous but a business can and as a self employed person you can deduct those costs from the businesses earnings as long as the business is really generating enough profit to cover the health insurance costs thats why most people get their health insurance from their employer actually the relevant irs rules say you may be able to deduct premiums paid for medical and dental insurance and qualified long term care insurance for you your spouse and your dependents if you are a self employed individual with a net profit reported on schedule c form 1040 for 2010 thanks to the small business jobs act of 2010 you can even deduct the premium from your income before deducting the self employment tax source im sure that when you get your tax returns and instructions for 2010 this will all be spelled o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monospace1" svg:font-family="monospace, 'Droid Sans Mono', monospace, monospace, 'Droid Sans Fallback'"/>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0T15:57:25.813713760</meta:creation-date>
    <dc:date>2020-02-03T21:34:41.563554668</dc:date>
    <meta:editing-duration>PT9H32M7S</meta:editing-duration>
    <meta:editing-cycles>30</meta:editing-cycles>
    <meta:generator>LibreOffice/6.0.7.3$Linux_X86_64 LibreOffice_project/00m0$Build-3</meta:generator>
    <meta:document-statistic meta:table-count="0" meta:image-count="0" meta:object-count="0" meta:page-count="4" meta:paragraph-count="106" meta:word-count="708" meta:character-count="5544" meta:non-whitespace-character-count="4756"/>
  </office:meta>
</office:document-meta>
</file>